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standard">
      <style:graphic-properties draw:stroke="none" svg:stroke-color="#000000" draw:marker-end="Arrow" draw:fill="none" draw:fill-color="#ffffff" fo:min-height="0.3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10pt" style:font-size-asian="18pt" style:font-size-complex="1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2" draw:id="id2" draw:layer="layout" svg:width="2.794cm" svg:height="1.651cm" svg:x="8.493cm" svg:y="4.048cm">
          <text:p text:style-name="P1"><text:span text:style-name="T1">WAITING</text:span></text:p>
          <text:p text:style-name="P1"><text:span text:style-name="T2">newKeyPressed=false</text:span></text:p>
          <text:p text:style-name="P1"><text:span text:style-name="T3">Read A1</text:span></text:p>
        </draw:ellipse>
        <draw:line draw:style-name="gr2" draw:text-style-name="P1" draw:layer="layout" svg:x1="9.763cm" svg:y1="5.699cm" svg:x2="9.743cm" svg:y2="10.421cm">
          <text:p/>
        </draw:line>
        <draw:frame draw:style-name="gr3" draw:text-style-name="P3" draw:layer="layout" svg:width="3.429cm" svg:height="0.64cm" svg:x="10.144cm" svg:y="6.207cm">
          <draw:text-box>
            <text:p><text:span text:style-name="T4">debounceCtr&gt;=2</text:span></text:p>
          </draw:text-box>
        </draw:frame>
        <draw:ellipse draw:style-name="gr1" draw:text-style-name="P2" xml:id="id1" draw:id="id1" draw:layer="layout" svg:width="3.429cm" svg:height="1.905cm" svg:x="8.112cm" svg:y="8.874cm">
          <text:p text:style-name="P1"><text:span text:style-name="T1">NEW BUTTON</text:span></text:p>
          <text:p text:style-name="P1"><text:span text:style-name="T2">newKeyPressed=true</text:span></text:p>
          <text:p text:style-name="P1"><text:span text:style-name="T2">lastStableKey=newKey</text:span></text:p>
        </draw:ellipse>
        <draw:connector draw:style-name="gr4" draw:text-style-name="P1" draw:layer="layout" draw:type="curve" draw:line-skew="-1.513cm" svg:x1="8.112cm" svg:y1="9.826cm" svg:x2="8.493cm" svg:y2="4.873cm" draw:start-shape="id1" draw:start-glue-point="3" draw:end-shape="id2" draw:end-glue-point="3" svg:d="M8112 9826c-3021 0-3211-4953 381-4953">
          <text:p/>
        </draw:connector>
        <draw:frame draw:style-name="gr3" draw:text-style-name="P3" draw:layer="layout" svg:width="3.556cm" svg:height="0.64cm" svg:x="5.953cm" svg:y="7.269cm">
          <draw:text-box>
            <text:p><text:span text:style-name="T4"><text:s/></text:span><text:span text:style-name="T4">newKey != lastK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ry Smith</meta:initial-creator>
    <meta:creation-date>2022-01-02T11:27:56.58</meta:creation-date>
    <dc:date>2022-07-23T16:33:18.66</dc:date>
    <dc:creator>Jerry Smith</dc:creator>
    <meta:editing-duration>P2DT11H11M35S</meta:editing-duration>
    <meta:editing-cycles>5</meta:editing-cycles>
    <meta:generator>OpenOffice/4.1.10$Win32 OpenOffice.org_project/4110m2$Build-9807</meta:generator>
    <meta:document-statistic meta:object-count="6"/>
  </office:meta>
</office:document-meta>
</file>